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762cm" svg:y="1.3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605cm" svg:y="1.3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2cm" svg:y="1.3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505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567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305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367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943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005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243cm" svg:y="1.3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9:53:22.071952598</dc:date>
    <meta:editing-duration>PT15M57S</meta:editing-duration>
    <meta:editing-cycles>9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chart:data-source-has-labels="both" svg:x="1.011cm" svg:y="1.42cm" svg:width="19.677cm" svg:height="8.336cm">
          <chartooo:coordinate-region svg:x="1.976cm" svg:y="1.672cm" svg:width="18.712cm" svg:height="5.426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4.6762281922295">
                <text:p>14.6762281922295</text:p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2.9891313421373">
                <text:p>12.9891313421373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4.8231381769528">
                <text:p>14.823138176952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874780199286">
                <text:p>9.9874780199286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677815201375">
                <text:p>15.677815201375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20.8402012201648">
                <text:p>20.8402012201648</text:p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5677039529">
                <text:p>20.255677039529</text:p>
              </table:table-cell>
              <table:table-cell office:value-type="float" office:value="21.162996477286">
                <text:p>21.162996477286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518985204141">
                <text:p>20.8518985204141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5378057228113">
                <text:p>21.537805722811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739258687801">
                <text:p>21.4739258687801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14.6815797923579">
                <text:p>14.6815797923579</text:p>
              </table:table-cell>
              <table:table-cell office:value-type="float" office:value="13.0076268878061">
                <text:p>13.0076268878061</text:p>
              </table:table-cell>
              <table:table-cell office:value-type="float" office:value="14.7088375831733">
                <text:p>14.7088375831733</text:p>
              </table:table-cell>
              <table:table-cell office:value-type="float" office:value="14.6324376850241">
                <text:p>14.6324376850241</text:p>
              </table:table-cell>
              <table:table-cell office:value-type="float" office:value="19.986543313709">
                <text:p>19.986543313709</text:p>
              </table:table-cell>
              <table:table-cell office:value-type="float" office:value="13.5020117869008">
                <text:p>13.5020117869008</text:p>
              </table:table-cell>
              <table:table-cell office:value-type="float" office:value="14.9553283595837">
                <text:p>14.9553283595837</text:p>
              </table:table-cell>
              <table:table-cell office:value-type="float" office:value="17.6697984772341">
                <text:p>17.6697984772341</text:p>
              </table:table-cell>
              <table:table-cell office:value-type="float" office:value="19.5679524402046">
                <text:p>19.5679524402046</text:p>
              </table:table-cell>
              <table:table-cell office:value-type="float" office:value="22.9950487710872">
                <text:p>22.9950487710872</text:p>
              </table:table-cell>
              <table:table-cell office:value-type="float" office:value="24.7261764157394">
                <text:p>24.7261764157394</text:p>
              </table:table-cell>
              <table:table-cell office:value-type="float" office:value="19.8347644223899">
                <text:p>19.8347644223899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22.5003195407908">
                <text:p>22.5003195407908</text:p>
              </table:table-cell>
              <table:table-cell office:value-type="float" office:value="24.8679085194184">
                <text:p>24.8679085194184</text:p>
              </table:table-cell>
              <table:table-cell office:value-type="float" office:value="15.2650629246018">
                <text:p>15.2650629246018</text:p>
              </table:table-cell>
              <table:table-cell office:value-type="float" office:value="21.4618745670592">
                <text:p>21.4618745670592</text:p>
              </table:table-cell>
              <table:table-cell office:value-type="float" office:value="24.2248102978166">
                <text:p>24.2248102978166</text:p>
              </table:table-cell>
              <table:table-cell office:value-type="float" office:value="NaN">
                <text:p>NaN</text:p>
              </table:table-cell>
              <table:table-cell office:value-type="float" office:value="18.5435347938046">
                <text:p>18.5435347938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